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33b790" style:font-style-asian="italic" style:font-style-complex="italic"/>
    </style:style>
    <style:style style:name="P2" style:family="paragraph" style:parent-style-name="Standard">
      <style:text-properties style:font-name="Liberation Serif" fo:font-size="12pt" fo:font-style="italic" officeooo:rsid="001ef2c3" officeooo:paragraph-rsid="0033b790" style:font-size-asian="12pt" style:font-style-asian="italic" style:font-size-complex="12pt" style:font-style-complex="italic"/>
    </style:style>
    <style:style style:name="P3" style:family="paragraph" style:parent-style-name="Standard" style:list-style-name="L1">
      <style:text-properties style:font-name="Liberation Serif" fo:font-size="12pt" fo:font-style="normal" officeooo:rsid="0033b790" officeooo:paragraph-rsid="00339481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33b790" officeooo:paragraph-rsid="0033b790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3e45e3" officeooo:paragraph-rsid="003e45e3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350fea" officeooo:paragraph-rsid="00367a00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text-properties style:font-name="Liberation Serif" fo:font-size="12pt" fo:font-style="normal" officeooo:rsid="00367a00" officeooo:paragraph-rsid="00367a00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text-properties style:font-name="Liberation Serif" fo:font-size="12pt" fo:font-style="normal" officeooo:rsid="003a4983" officeooo:paragraph-rsid="003c1066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text-properties style:font-name="Liberation Serif" fo:font-size="12pt" fo:font-style="normal" officeooo:rsid="003c1066" officeooo:paragraph-rsid="003c1066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Liberation Serif" fo:font-size="12pt" fo:font-style="normal" officeooo:rsid="003803b4" officeooo:paragraph-rsid="003803b4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style:font-name="Liberation Serif" fo:font-size="12pt" fo:font-style="normal" officeooo:rsid="0038d380" officeooo:paragraph-rsid="0038d380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3c8eec" officeooo:paragraph-rsid="003c8eec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3ed59d" officeooo:paragraph-rsid="003ed59d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40b3ca" officeooo:paragraph-rsid="0040b3ca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Liberation Serif" fo:font-size="12pt" fo:font-style="normal" officeooo:rsid="0041c179" officeooo:paragraph-rsid="0041c179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text-properties style:font-name="Liberation Serif" fo:font-size="12pt" fo:font-style="normal" officeooo:rsid="004623c7" officeooo:paragraph-rsid="004623c7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text-properties style:font-name="Liberation Serif" fo:font-size="12pt" fo:font-style="normal" officeooo:rsid="004623c7" officeooo:paragraph-rsid="0047d09a" style:font-size-asian="12pt" style:font-style-asian="normal" style:font-size-complex="12pt" style:font-style-complex="normal"/>
    </style:style>
    <style:style style:name="P18" style:family="paragraph" style:parent-style-name="Standard" style:list-style-name="L1">
      <style:text-properties style:font-name="Liberation Serif" fo:font-size="12pt" fo:font-style="normal" officeooo:rsid="00469ad8" officeooo:paragraph-rsid="00469ad8" style:font-size-asian="12pt" style:font-style-asian="normal" style:font-size-complex="12pt" style:font-style-complex="normal"/>
    </style:style>
    <style:style style:name="P19" style:family="paragraph" style:parent-style-name="Standard" style:list-style-name="L1">
      <style:text-properties style:font-name="Liberation Serif" fo:font-size="12pt" fo:font-style="normal" officeooo:rsid="0047d09a" officeooo:paragraph-rsid="0047d09a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text-properties style:font-name="Courier New" fo:font-size="12pt" fo:font-style="normal" officeooo:rsid="004623c7" officeooo:paragraph-rsid="004623c7" style:font-size-asian="12pt" style:font-style-asian="normal" style:font-size-complex="12pt" style:font-style-complex="normal"/>
    </style:style>
    <style:style style:name="P21" style:family="paragraph" style:parent-style-name="Standard">
      <style:text-properties style:font-name="Courier New" fo:font-size="12pt" fo:font-style="normal" officeooo:rsid="004623c7" officeooo:paragraph-rsid="004623c7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officeooo:rsid="00367a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41c179"/>
    </style:style>
    <style:style style:name="T6" style:family="text">
      <style:text-properties officeooo:rsid="00460451"/>
    </style:style>
    <style:style style:name="T7" style:family="text">
      <style:text-properties officeooo:rsid="0047d09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5</text:span><text:span text:style-name="T1"> </text:span><text:span text:style-name="T2">Feb</text:span><text:span text:style-name="T1"> 2016 – </text:span><text:span text:style-name="T2">Monday</text:span></text:p>
      <text:p text:style-name="P2"/>
      <text:list xml:id="list3504152273358578444" text:style-name="L1">
        <text:list-item>
          <text:p text:style-name="P3">Flow of Program Control</text:p>
          <text:list>
            <text:list-item>
              <text:p text:style-name="P4">Distinction is no longer made between:</text:p>
              <text:list>
                <text:list-item>
                  <text:p text:style-name="P4">expression: returns a value, but makes no changes to memory</text:p>
                </text:list-item>
                <text:list-item>
                  <text:p text:style-name="P4">statement: makes changes to memory, but does not return a value</text:p>
                </text:list-item>
              </text:list>
            </text:list-item>
            <text:list-item>
              <text:p text:style-name="P5">Conditionals</text:p>
              <text:list>
                <text:list-item>
                  <text:p text:style-name="P6"><text:span text:style-name="T3">I</text:span>f/else conditionals</text:p>
                  <text:list>
                    <text:list-item>
                      <text:p text:style-name="P6"><text:span text:style-name="T3">E</text:span>xecute code if conditions are met; may result in the dangling else problem (solved by using brackets)</text:p>
                    </text:list-item>
                    <text:list-item>
                      <text:p text:style-name="P7">Short circuit logic: when you have an <text:span text:style-name="T4">or</text:span> expression that is not valid (i.e., y/0), if the other condition is met, the ridiculous expression is not evaluated</text:p>
                    </text:list-item>
                  </text:list>
                </text:list-item>
                <text:list-item>
                  <text:p text:style-name="P8">Ternary operator</text:p>
                  <text:list>
                    <text:list-item>
                      <text:p text:style-name="P9">Shorter way to do an if/else</text:p>
                    </text:list-item>
                    <text:list-item>
                      <text:p text:style-name="P8">e.g., x&gt;3? x=5; : y=2;</text:p>
                    </text:list-item>
                    <text:list-item>
                      <text:p text:style-name="P8">Allowed in Perl, C, maybe Java?</text:p>
                    </text:list-item>
                  </text:list>
                </text:list-item>
                <text:list-item>
                  <text:p text:style-name="P7">Switch/case statements</text:p>
                  <text:list>
                    <text:list-item>
                      <text:p text:style-name="P7">“Do we really have to nest all of these ifs?!”</text:p>
                    </text:list-item>
                    <text:list-item>
                      <text:p text:style-name="P7">Invented by C.A.R. Hoare, inventor of quicksort and null pointer</text:p>
                    </text:list-item>
                    <text:list-item>
                      <text:p text:style-name="P10">You can only use primitives in switch statements</text:p>
                    </text:list-item>
                    <text:list-item>
                      <text:p text:style-name="P11">Perl has given when statements</text:p>
                    </text:list-item>
                  </text:list>
                </text:list-item>
              </text:list>
            </text:list-item>
            <text:list-item>
              <text:p text:style-name="P12">Loops</text:p>
              <text:list>
                <text:list-item>
                  <text:p text:style-name="P12">Begin test loop – while</text:p>
                </text:list-item>
                <text:list-item>
                  <text:p text:style-name="P12">End test loop – do while</text:p>
                </text:list-item>
                <text:list-item>
                  <text:p text:style-name="P12">Counting loops – For, for i in range</text:p>
                </text:list-item>
                <text:list-item>
                  <text:p text:style-name="P12">Iterator loops – For each</text:p>
                </text:list-item>
              </text:list>
            </text:list-item>
            <text:list-item>
              <text:p text:style-name="P5">Go to</text:p>
              <text:list>
                <text:list-item>
                  <text:p text:style-name="P5">Bohm and Jacopini proved this one is not necessary</text:p>
                </text:list-item>
                <text:list-item>
                  <text:p text:style-name="P5">Dijkstra hated this</text:p>
                </text:list-item>
              </text:list>
            </text:list-item>
            <text:list-item>
              <text:p text:style-name="P13">Exception handling</text:p>
              <text:list>
                <text:list-item>
                  <text:p text:style-name="P13">Exception: error condition occurring from an operation that cannot be resolved by the operation itself</text:p>
                </text:list-item>
                <text:list-item>
                  <text:p text:style-name="P14">Some languages don't have built-in exception handling; instead, the programmer returns -1, 0, or null</text:p>
                </text:list-item>
                <text:list-item>
                  <text:p text:style-name="P14">For languages that use exception handling, use a try/catch loop</text:p>
                </text:list-item>
              </text:list>
            </text:list-item>
            <text:list-item>
              <text:p text:style-name="P15">Control statements – break, continue, return</text:p>
            </text:list-item>
            <text:list-item>
              <text:p text:style-name="P14">Functions – return values, have no side effects</text:p>
              <text:list>
                <text:list-item>
                  <text:p text:style-name="P14">Procedure or subroutine – do not return values but modifies its input par<text:span text:style-name="T5">a</text:span>meters</text:p>
                </text:list-item>
                <text:list-item>
                  <text:p text:style-name="P15">Parameter – declaration of a variable <text:span text:style-name="T6">and passing to a function</text:span></text:p>
                </text:list-item>
                <text:list-item>
                  <text:p text:style-name="P15">Argument – passing a variable or value <text:span text:style-name="T6">without declaration</text:span></text:p>
                </text:list-item>
                <text:list-item>
                  <text:p text:style-name="P16">Pass by reference or by value</text:p>
                  <text:list>
                    <text:list-item>
                      <text:p text:style-name="P16">Reference: passes the memory address; changes the value without having to reassign</text:p>
                      <text:p text:style-name="P16"/>
                      <text:p text:style-name="P16">e.g., Perl – subroutine</text:p>
                      <text:list>
                        <text:list-item>
                          <text:list>
                            <text:list-header>
                              <text:p text:style-name="P20">add1($x)</text:p>
                              <text:p text:style-name="P20">sub add1{</text:p>
                              <text:list>
                                <text:list-header>
                                  <text:p text:style-name="P20">@_[0] = @_[0] + 1;</text:p>
                                </text:list-header>
                              </text:list>
                              <text:p text:style-name="P20">}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927546200297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"><text:soft-page-break/>Value: passes only the value; changes the value only if you reassign it</text:p>
                      <text:list>
                        <text:list-item>
                          <text:p text:style-name="P17">e.g., Java, Perl</text:p>
                        </text:list-item>
                        <text:list-item>
                          <text:p text:style-name="P19">Java's Objects seem to be pass by reference at first, but they are also pass by value—the value that is passed is the memory address</text:p>
                        </text:list-item>
                      </text:list>
                    </text:list-item>
                  </text:list>
                </text:list-item>
                <text:list-item>
                  <text:p text:style-name="P18">Assign by reference or by value</text:p>
                  <text:list>
                    <text:list-item>
                      <text:p text:style-name="P18">Reference: </text:p>
                    </text:list-item>
                    <text:list-item>
                      <text:p text:style-name="P18">Value: <text:span text:style-name="T7">if you use a variable to assign a value to another variable, but then change the first variable, the second variable retains its original value; </text:span>e.g., Java, <text:span text:style-name="T7">Perl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22T09:27:52.779672000</dc:date>
    <meta:editing-duration>PT3H30M14S</meta:editing-duration>
    <meta:editing-cycles>24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48" meta:word-count="405" meta:character-count="2247" meta:non-whitespace-character-count="1921"/>
  </office:meta>
</office:document-meta>
</file>